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stroke-linejoin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chleifendes mittel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">
            <text:p>0,43</text:p>
          </table:table-cell>
          <table:table-cell office:value-type="float" office:value="0.03">
            <text:p>0,03</text:p>
          </table:table-cell>
          <table:table-cell office:value-type="float" office:value="-0.75">
            <text:p>-0,75</text:p>
          </table:table-cell>
          <table:table-cell/>
          <table:table-cell>
            <draw:frame table:end-cell-address="Tabelle1.Q28" table:end-x="0.055cm" table:end-y="0.453cm" draw:z-index="0" draw:style-name="gr1" draw:text-style-name="P1" svg:width="24.56cm" svg:height="11.902cm" svg:x="0.335cm" svg:y="0.293cm">
              <draw:object draw:notify-on-update-of-ranges="Tabelle1.F10:Tabelle1.F10 Tabelle1.B1:Tabelle1.B1 Tabelle1.B2:Tabelle1.B74 Tabelle1.E1:Tabelle1.E1 Tabelle1.E2:Tabelle1.E74 Tabelle1.C1:Tabelle1.C1 Tabelle1.C2:Tabelle1.C74 Tabelle1.D1:Tabelle1.D1 Tabelle1.D2:Tabelle1.D7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45">
            <text:p>0,45</text:p>
          </table:table-cell>
          <table:table-cell office:value-type="float" office:value="0.05">
            <text:p>0,05</text:p>
          </table:table-cell>
          <table:table-cell office:value-type="float" office:value="-0.71">
            <text:p>-0,71</text:p>
          </table:table-cell>
          <table:table-cell table:formula="of:=([.D3]+[.D2]+[.D4])/3" office:value-type="float" office:value="-0.726666666666667">
            <text:p>-0,7266666667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42">
            <text:p>0,42</text:p>
          </table:table-cell>
          <table:table-cell office:value-type="float" office:value="0.08">
            <text:p>0,08</text:p>
          </table:table-cell>
          <table:table-cell office:value-type="float" office:value="-0.72">
            <text:p>-0,72</text:p>
          </table:table-cell>
          <table:table-cell table:formula="of:=([.D4]+[.D3]+[.D5])/3" office:value-type="float" office:value="-0.703333333333333">
            <text:p>-0,7033333333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43">
            <text:p>0,43</text:p>
          </table:table-cell>
          <table:table-cell office:value-type="float" office:value="0.08">
            <text:p>0,08</text:p>
          </table:table-cell>
          <table:table-cell office:value-type="float" office:value="-0.68">
            <text:p>-0,68</text:p>
          </table:table-cell>
          <table:table-cell table:formula="of:=([.D5]+[.D4]+[.D6])/3" office:value-type="float" office:value="-0.673333333333333">
            <text:p>-0,6733333333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45">
            <text:p>0,45</text:p>
          </table:table-cell>
          <table:table-cell office:value-type="float" office:value="0.09">
            <text:p>0,09</text:p>
          </table:table-cell>
          <table:table-cell office:value-type="float" office:value="-0.62">
            <text:p>-0,62</text:p>
          </table:table-cell>
          <table:table-cell table:formula="of:=([.D6]+[.D5]+[.D7])/3" office:value-type="float" office:value="-0.626666666666667">
            <text:p>-0,6266666667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4">
            <text:p>0,4</text:p>
          </table:table-cell>
          <table:table-cell office:value-type="float" office:value="0.02">
            <text:p>0,02</text:p>
          </table:table-cell>
          <table:table-cell office:value-type="float" office:value="-0.58">
            <text:p>-0,58</text:p>
          </table:table-cell>
          <table:table-cell table:formula="of:=([.D7]+[.D6]+[.D8])/3" office:value-type="float" office:value="-0.593333333333333">
            <text:p>-0,5933333333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37">
            <text:p>0,37</text:p>
          </table:table-cell>
          <table:table-cell office:value-type="float" office:value="-0.03">
            <text:p>-0,03</text:p>
          </table:table-cell>
          <table:table-cell office:value-type="float" office:value="-0.58">
            <text:p>-0,58</text:p>
          </table:table-cell>
          <table:table-cell table:formula="of:=([.D8]+[.D7]+[.D9])/3" office:value-type="float" office:value="-0.563333333333333">
            <text:p>-0,5633333333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43">
            <text:p>0,43</text:p>
          </table:table-cell>
          <table:table-cell office:value-type="float" office:value="0.15">
            <text:p>0,15</text:p>
          </table:table-cell>
          <table:table-cell office:value-type="float" office:value="-0.53">
            <text:p>-0,53</text:p>
          </table:table-cell>
          <table:table-cell table:formula="of:=([.D9]+[.D8]+[.D10])/3" office:value-type="float" office:value="-0.606666666666667">
            <text:p>-0,6066666667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office:value-type="float" office:value="-0.71">
            <text:p>-0,71</text:p>
          </table:table-cell>
          <table:table-cell table:formula="of:=([.D10]+[.D9]+[.D11])/3" office:value-type="float" office:value="-0.61">
            <text:p>-0,61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39">
            <text:p>0,39</text:p>
          </table:table-cell>
          <table:table-cell office:value-type="float" office:value="0.09">
            <text:p>0,09</text:p>
          </table:table-cell>
          <table:table-cell office:value-type="float" office:value="-0.59">
            <text:p>-0,59</text:p>
          </table:table-cell>
          <table:table-cell table:formula="of:=([.D11]+[.D10]+[.D12])/3" office:value-type="float" office:value="-0.636666666666667">
            <text:p>-0,63666666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6">
            <text:p>0,36</text:p>
          </table:table-cell>
          <table:table-cell office:value-type="float" office:value="0.18">
            <text:p>0,18</text:p>
          </table:table-cell>
          <table:table-cell office:value-type="float" office:value="-0.61">
            <text:p>-0,61</text:p>
          </table:table-cell>
          <table:table-cell table:formula="of:=([.D12]+[.D11]+[.D13])/3" office:value-type="float" office:value="-0.63">
            <text:p>-0,63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25">
            <text:p>0,25</text:p>
          </table:table-cell>
          <table:table-cell office:value-type="float" office:value="0.19">
            <text:p>0,19</text:p>
          </table:table-cell>
          <table:table-cell office:value-type="float" office:value="-0.69">
            <text:p>-0,69</text:p>
          </table:table-cell>
          <table:table-cell table:formula="of:=([.D13]+[.D12]+[.D14])/3" office:value-type="float" office:value="-0.72">
            <text:p>-0,72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.09">
            <text:p>0,09</text:p>
          </table:table-cell>
          <table:table-cell office:value-type="float" office:value="-0.15">
            <text:p>-0,15</text:p>
          </table:table-cell>
          <table:table-cell office:value-type="float" office:value="-0.86">
            <text:p>-0,86</text:p>
          </table:table-cell>
          <table:table-cell table:formula="of:=([.D14]+[.D13]+[.D15])/3" office:value-type="float" office:value="-0.786666666666667">
            <text:p>-0,7866666667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0.1">
            <text:p>0,1</text:p>
          </table:table-cell>
          <table:table-cell office:value-type="float" office:value="-0.09">
            <text:p>-0,09</text:p>
          </table:table-cell>
          <table:table-cell office:value-type="float" office:value="-0.81">
            <text:p>-0,81</text:p>
          </table:table-cell>
          <table:table-cell table:formula="of:=([.D15]+[.D14]+[.D16])/3" office:value-type="float" office:value="-0.813333333333333">
            <text:p>-0,8133333333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-0.77">
            <text:p>-0,77</text:p>
          </table:table-cell>
          <table:table-cell table:formula="of:=([.D16]+[.D15]+[.D17])/3" office:value-type="float" office:value="-0.766666666666667">
            <text:p>-0,7666666667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3">
            <text:p>0,3</text:p>
          </table:table-cell>
          <table:table-cell office:value-type="float" office:value="0.03">
            <text:p>0,03</text:p>
          </table:table-cell>
          <table:table-cell office:value-type="float" office:value="-0.72">
            <text:p>-0,72</text:p>
          </table:table-cell>
          <table:table-cell table:formula="of:=([.D17]+[.D16]+[.D18])/3" office:value-type="float" office:value="-0.756666666666667">
            <text:p>-0,7566666667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0.33">
            <text:p>0,33</text:p>
          </table:table-cell>
          <table:table-cell office:value-type="float" office:value="-0.01">
            <text:p>-0,01</text:p>
          </table:table-cell>
          <table:table-cell office:value-type="float" office:value="-0.78">
            <text:p>-0,78</text:p>
          </table:table-cell>
          <table:table-cell table:formula="of:=([.D18]+[.D17]+[.D19])/3" office:value-type="float" office:value="-0.806666666666667">
            <text:p>-0,8066666667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0.42">
            <text:p>0,42</text:p>
          </table:table-cell>
          <table:table-cell office:value-type="float" office:value="0.08">
            <text:p>0,08</text:p>
          </table:table-cell>
          <table:table-cell office:value-type="float" office:value="-0.92">
            <text:p>-0,92</text:p>
          </table:table-cell>
          <table:table-cell table:formula="of:=([.D19]+[.D18]+[.D20])/3" office:value-type="float" office:value="-0.886666666666667">
            <text:p>-0,8866666667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.31">
            <text:p>0,31</text:p>
          </table:table-cell>
          <table:table-cell office:value-type="float" office:value="-0.01">
            <text:p>-0,01</text:p>
          </table:table-cell>
          <table:table-cell office:value-type="float" office:value="-0.96">
            <text:p>-0,96</text:p>
          </table:table-cell>
          <table:table-cell table:formula="of:=([.D20]+[.D19]+[.D21])/3" office:value-type="float" office:value="-0.916666666666667">
            <text:p>-0,9166666667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0.28">
            <text:p>0,28</text:p>
          </table:table-cell>
          <table:table-cell office:value-type="float" office:value="-0.04">
            <text:p>-0,04</text:p>
          </table:table-cell>
          <table:table-cell office:value-type="float" office:value="-0.87">
            <text:p>-0,87</text:p>
          </table:table-cell>
          <table:table-cell table:formula="of:=([.D21]+[.D20]+[.D22])/3" office:value-type="float" office:value="-0.89">
            <text:p>-0,8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">
            <text:p>0,28</text:p>
          </table:table-cell>
          <table:table-cell office:value-type="float" office:value="0.05">
            <text:p>0,05</text:p>
          </table:table-cell>
          <table:table-cell office:value-type="float" office:value="-0.84">
            <text:p>-0,84</text:p>
          </table:table-cell>
          <table:table-cell table:formula="of:=([.D22]+[.D21]+[.D23])/3" office:value-type="float" office:value="-0.806666666666667">
            <text:p>-0,8066666667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.36">
            <text:p>0,36</text:p>
          </table:table-cell>
          <table:table-cell office:value-type="float" office:value="-0.04">
            <text:p>-0,04</text:p>
          </table:table-cell>
          <table:table-cell office:value-type="float" office:value="-0.71">
            <text:p>-0,71</text:p>
          </table:table-cell>
          <table:table-cell table:formula="of:=([.D23]+[.D22]+[.D24])/3" office:value-type="float" office:value="-0.743333333333333">
            <text:p>-0,7433333333</text:p>
          </table:table-cell>
          <table:table-cell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office:value-type="float" office:value="-0.68">
            <text:p>-0,68</text:p>
          </table:table-cell>
          <table:table-cell table:formula="of:=([.D24]+[.D23]+[.D25])/3" office:value-type="float" office:value="-0.67">
            <text:p>-0,67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.45">
            <text:p>0,45</text:p>
          </table:table-cell>
          <table:table-cell office:value-type="float" office:value="0.06">
            <text:p>0,06</text:p>
          </table:table-cell>
          <table:table-cell office:value-type="float" office:value="-0.62">
            <text:p>-0,62</text:p>
          </table:table-cell>
          <table:table-cell table:formula="of:=([.D25]+[.D24]+[.D26])/3" office:value-type="float" office:value="-0.636666666666667">
            <text:p>-0,6366666667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.37">
            <text:p>0,37</text:p>
          </table:table-cell>
          <table:table-cell office:value-type="float" office:value="0.02">
            <text:p>0,02</text:p>
          </table:table-cell>
          <table:table-cell office:value-type="float" office:value="-0.61">
            <text:p>-0,61</text:p>
          </table:table-cell>
          <table:table-cell table:formula="of:=([.D26]+[.D25]+[.D27])/3" office:value-type="float" office:value="-0.566666666666667">
            <text:p>-0,5666666667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37">
            <text:p>0,37</text:p>
          </table:table-cell>
          <table:table-cell office:value-type="float" office:value="-0.03">
            <text:p>-0,03</text:p>
          </table:table-cell>
          <table:table-cell office:value-type="float" office:value="-0.47">
            <text:p>-0,47</text:p>
          </table:table-cell>
          <table:table-cell table:formula="of:=([.D27]+[.D26]+[.D28])/3" office:value-type="float" office:value="-0.523333333333333">
            <text:p>-0,5233333333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46">
            <text:p>0,46</text:p>
          </table:table-cell>
          <table:table-cell office:value-type="float" office:value="0.06">
            <text:p>0,06</text:p>
          </table:table-cell>
          <table:table-cell office:value-type="float" office:value="-0.49">
            <text:p>-0,49</text:p>
          </table:table-cell>
          <table:table-cell table:formula="of:=([.D28]+[.D27]+[.D29])/3" office:value-type="float" office:value="-0.473333333333333">
            <text:p>-0,4733333333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0.33">
            <text:p>0,33</text:p>
          </table:table-cell>
          <table:table-cell office:value-type="float" office:value="0.1">
            <text:p>0,1</text:p>
          </table:table-cell>
          <table:table-cell office:value-type="float" office:value="-0.46">
            <text:p>-0,46</text:p>
          </table:table-cell>
          <table:table-cell table:formula="of:=([.D29]+[.D28]+[.D30])/3" office:value-type="float" office:value="-0.49">
            <text:p>-0,49</text:p>
          </table:table-cell>
          <table:table-cell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-0.52">
            <text:p>-0,52</text:p>
          </table:table-cell>
          <table:table-cell table:formula="of:=([.D30]+[.D29]+[.D31])/3" office:value-type="float" office:value="-0.606666666666667">
            <text:p>-0,6066666667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42">
            <text:p>0,42</text:p>
          </table:table-cell>
          <table:table-cell office:value-type="float" office:value="-0.06">
            <text:p>-0,06</text:p>
          </table:table-cell>
          <table:table-cell office:value-type="float" office:value="-0.84">
            <text:p>-0,84</text:p>
          </table:table-cell>
          <table:table-cell table:formula="of:=([.D31]+[.D30]+[.D32])/3" office:value-type="float" office:value="-0.75">
            <text:p>-0,7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-0.15">
            <text:p>-0,15</text:p>
          </table:table-cell>
          <table:table-cell office:value-type="float" office:value="-0.89">
            <text:p>-0,89</text:p>
          </table:table-cell>
          <table:table-cell table:formula="of:=([.D32]+[.D31]+[.D33])/3" office:value-type="float" office:value="-0.836666666666667">
            <text:p>-0,8366666667</text:p>
          </table:table-cell>
          <table:table-cell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-0.78">
            <text:p>-0,78</text:p>
          </table:table-cell>
          <table:table-cell table:formula="of:=([.D33]+[.D32]+[.D34])/3" office:value-type="float" office:value="-0.843333333333333">
            <text:p>-0,8433333333</text:p>
          </table:table-cell>
          <table:table-cell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4">
            <text:p>0,4</text:p>
          </table:table-cell>
          <table:table-cell office:value-type="float" office:value="0.18">
            <text:p>0,18</text:p>
          </table:table-cell>
          <table:table-cell office:value-type="float" office:value="-0.86">
            <text:p>-0,86</text:p>
          </table:table-cell>
          <table:table-cell table:formula="of:=([.D34]+[.D33]+[.D35])/3" office:value-type="float" office:value="-0.793333333333333">
            <text:p>-0,7933333333</text:p>
          </table:table-cell>
          <table:table-cell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.33">
            <text:p>0,33</text:p>
          </table:table-cell>
          <table:table-cell office:value-type="float" office:value="0.16">
            <text:p>0,16</text:p>
          </table:table-cell>
          <table:table-cell office:value-type="float" office:value="-0.74">
            <text:p>-0,74</text:p>
          </table:table-cell>
          <table:table-cell table:formula="of:=([.D35]+[.D34]+[.D36])/3" office:value-type="float" office:value="-0.803333333333333">
            <text:p>-0,8033333333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31">
            <text:p>0,31</text:p>
          </table:table-cell>
          <table:table-cell office:value-type="float" office:value="-0.07">
            <text:p>-0,07</text:p>
          </table:table-cell>
          <table:table-cell office:value-type="float" office:value="-0.81">
            <text:p>-0,81</text:p>
          </table:table-cell>
          <table:table-cell table:formula="of:=([.D36]+[.D35]+[.D37])/3" office:value-type="float" office:value="-0.766666666666667">
            <text:p>-0,7666666667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27">
            <text:p>0,27</text:p>
          </table:table-cell>
          <table:table-cell office:value-type="float" office:value="0.08">
            <text:p>0,08</text:p>
          </table:table-cell>
          <table:table-cell office:value-type="float" office:value="-0.75">
            <text:p>-0,75</text:p>
          </table:table-cell>
          <table:table-cell table:formula="of:=([.D37]+[.D36]+[.D38])/3" office:value-type="float" office:value="-0.76">
            <text:p>-0,76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.31">
            <text:p>0,31</text:p>
          </table:table-cell>
          <table:table-cell office:value-type="float" office:value="0.02">
            <text:p>0,02</text:p>
          </table:table-cell>
          <table:table-cell office:value-type="float" office:value="-0.72">
            <text:p>-0,72</text:p>
          </table:table-cell>
          <table:table-cell table:formula="of:=([.D38]+[.D37]+[.D39])/3" office:value-type="float" office:value="-0.84">
            <text:p>-0,84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0.3">
            <text:p>0,3</text:p>
          </table:table-cell>
          <table:table-cell office:value-type="float" office:value="-0.01">
            <text:p>-0,01</text:p>
          </table:table-cell>
          <table:table-cell office:value-type="float" office:value="-1.05">
            <text:p>-1,05</text:p>
          </table:table-cell>
          <table:table-cell table:formula="of:=([.D39]+[.D38]+[.D40])/3" office:value-type="float" office:value="-0.92">
            <text:p>-0,92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.37">
            <text:p>0,37</text:p>
          </table:table-cell>
          <table:table-cell office:value-type="float" office:value="0.05">
            <text:p>0,05</text:p>
          </table:table-cell>
          <table:table-cell office:value-type="float" office:value="-0.99">
            <text:p>-0,99</text:p>
          </table:table-cell>
          <table:table-cell table:formula="of:=([.D40]+[.D39]+[.D41])/3" office:value-type="float" office:value="-0.966666666666667">
            <text:p>-0,9666666667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.34">
            <text:p>0,34</text:p>
          </table:table-cell>
          <table:table-cell office:value-type="float" office:value="0.02">
            <text:p>0,02</text:p>
          </table:table-cell>
          <table:table-cell office:value-type="float" office:value="-0.86">
            <text:p>-0,86</text:p>
          </table:table-cell>
          <table:table-cell table:formula="of:=([.D41]+[.D40]+[.D42])/3" office:value-type="float" office:value="-0.876666666666667">
            <text:p>-0,876666666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3">
            <text:p>0,33</text:p>
          </table:table-cell>
          <table:table-cell office:value-type="float" office:value="0.02">
            <text:p>0,02</text:p>
          </table:table-cell>
          <table:table-cell office:value-type="float" office:value="-0.78">
            <text:p>-0,78</text:p>
          </table:table-cell>
          <table:table-cell table:formula="of:=([.D42]+[.D41]+[.D43])/3" office:value-type="float" office:value="-0.793333333333333">
            <text:p>-0,7933333333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0.36">
            <text:p>0,36</text:p>
          </table:table-cell>
          <table:table-cell office:value-type="float" office:value="0.03">
            <text:p>0,03</text:p>
          </table:table-cell>
          <table:table-cell office:value-type="float" office:value="-0.74">
            <text:p>-0,74</text:p>
          </table:table-cell>
          <table:table-cell table:formula="of:=([.D43]+[.D42]+[.D44])/3" office:value-type="float" office:value="-0.713333333333333">
            <text:p>-0,7133333333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0.36">
            <text:p>0,36</text:p>
          </table:table-cell>
          <table:table-cell office:value-type="float" office:value="-0.01">
            <text:p>-0,01</text:p>
          </table:table-cell>
          <table:table-cell office:value-type="float" office:value="-0.62">
            <text:p>-0,62</text:p>
          </table:table-cell>
          <table:table-cell table:formula="of:=([.D44]+[.D43]+[.D45])/3" office:value-type="float" office:value="-0.65">
            <text:p>-0,65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office:value-type="float" office:value="-0.59">
            <text:p>-0,59</text:p>
          </table:table-cell>
          <table:table-cell table:formula="of:=([.D45]+[.D44]+[.D46])/3" office:value-type="float" office:value="-0.6">
            <text:p>-0,6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.34">
            <text:p>0,34</text:p>
          </table:table-cell>
          <table:table-cell office:value-type="float" office:value="0.02">
            <text:p>0,02</text:p>
          </table:table-cell>
          <table:table-cell office:value-type="float" office:value="-0.59">
            <text:p>-0,59</text:p>
          </table:table-cell>
          <table:table-cell table:formula="of:=([.D46]+[.D45]+[.D47])/3" office:value-type="float" office:value="-0.57">
            <text:p>-0,57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36">
            <text:p>0,36</text:p>
          </table:table-cell>
          <table:table-cell office:value-type="float" office:value="0.06">
            <text:p>0,06</text:p>
          </table:table-cell>
          <table:table-cell office:value-type="float" office:value="-0.53">
            <text:p>-0,53</text:p>
          </table:table-cell>
          <table:table-cell table:formula="of:=([.D47]+[.D46]+[.D48])/3" office:value-type="float" office:value="-0.536666666666667">
            <text:p>-0,5366666667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0.33">
            <text:p>0,33</text:p>
          </table:table-cell>
          <table:table-cell office:value-type="float" office:value="-0.04">
            <text:p>-0,04</text:p>
          </table:table-cell>
          <table:table-cell office:value-type="float" office:value="-0.49">
            <text:p>-0,49</text:p>
          </table:table-cell>
          <table:table-cell table:formula="of:=([.D48]+[.D47]+[.D49])/3" office:value-type="float" office:value="-0.57">
            <text:p>-0,57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0.42">
            <text:p>0,42</text:p>
          </table:table-cell>
          <table:table-cell office:value-type="float" office:value="0.09">
            <text:p>0,09</text:p>
          </table:table-cell>
          <table:table-cell office:value-type="float" office:value="-0.69">
            <text:p>-0,69</text:p>
          </table:table-cell>
          <table:table-cell table:formula="of:=([.D49]+[.D48]+[.D50])/3" office:value-type="float" office:value="-0.62">
            <text:p>-0,62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.37">
            <text:p>0,37</text:p>
          </table:table-cell>
          <table:table-cell office:value-type="float" office:value="0.12">
            <text:p>0,12</text:p>
          </table:table-cell>
          <table:table-cell office:value-type="float" office:value="-0.68">
            <text:p>-0,68</text:p>
          </table:table-cell>
          <table:table-cell table:formula="of:=([.D50]+[.D49]+[.D51])/3" office:value-type="float" office:value="-0.703333333333333">
            <text:p>-0,7033333333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0.4">
            <text:p>0,4</text:p>
          </table:table-cell>
          <table:table-cell office:value-type="float" office:value="0.03">
            <text:p>0,03</text:p>
          </table:table-cell>
          <table:table-cell office:value-type="float" office:value="-0.74">
            <text:p>-0,74</text:p>
          </table:table-cell>
          <table:table-cell table:formula="of:=([.D51]+[.D50]+[.D52])/3" office:value-type="float" office:value="-0.713333333333333">
            <text:p>-0,713333333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5">
            <text:p>0,45</text:p>
          </table:table-cell>
          <table:table-cell office:value-type="float" office:value="0.03">
            <text:p>0,03</text:p>
          </table:table-cell>
          <table:table-cell office:value-type="float" office:value="-0.72">
            <text:p>-0,72</text:p>
          </table:table-cell>
          <table:table-cell table:formula="of:=([.D52]+[.D51]+[.D53])/3" office:value-type="float" office:value="-0.733333333333333">
            <text:p>-0,7333333333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0.46">
            <text:p>0,46</text:p>
          </table:table-cell>
          <table:table-cell office:value-type="float" office:value="0.05">
            <text:p>0,05</text:p>
          </table:table-cell>
          <table:table-cell office:value-type="float" office:value="-0.74">
            <text:p>-0,74</text:p>
          </table:table-cell>
          <table:table-cell table:formula="of:=([.D53]+[.D52]+[.D54])/3" office:value-type="float" office:value="-0.723333333333333">
            <text:p>-0,7233333333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.45">
            <text:p>0,45</text:p>
          </table:table-cell>
          <table:table-cell office:value-type="float" office:value="0.03">
            <text:p>0,03</text:p>
          </table:table-cell>
          <table:table-cell office:value-type="float" office:value="-0.71">
            <text:p>-0,71</text:p>
          </table:table-cell>
          <table:table-cell table:formula="of:=([.D54]+[.D53]+[.D55])/3" office:value-type="float" office:value="-0.71">
            <text:p>-0,71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0.43">
            <text:p>0,43</text:p>
          </table:table-cell>
          <table:table-cell office:value-type="float" office:value="-0.03">
            <text:p>-0,03</text:p>
          </table:table-cell>
          <table:table-cell office:value-type="float" office:value="-0.68">
            <text:p>-0,68</text:p>
          </table:table-cell>
          <table:table-cell table:formula="of:=([.D55]+[.D54]+[.D56])/3" office:value-type="float" office:value="-0.66">
            <text:p>-0,66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office:value-type="float" office:value="-0.59">
            <text:p>-0,59</text:p>
          </table:table-cell>
          <table:table-cell table:formula="of:=([.D56]+[.D55]+[.D57])/3" office:value-type="float" office:value="-0.65">
            <text:p>-0,65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45">
            <text:p>0,45</text:p>
          </table:table-cell>
          <table:table-cell office:value-type="float" office:value="0.03">
            <text:p>0,03</text:p>
          </table:table-cell>
          <table:table-cell office:value-type="float" office:value="-0.68">
            <text:p>-0,68</text:p>
          </table:table-cell>
          <table:table-cell table:formula="of:=([.D57]+[.D56]+[.D58])/3" office:value-type="float" office:value="-0.64">
            <text:p>-0,64</text:p>
          </table:table-cell>
          <table:table-cell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office:value-type="float" office:value="-0.65">
            <text:p>-0,65</text:p>
          </table:table-cell>
          <table:table-cell table:formula="of:=([.D58]+[.D57]+[.D59])/3" office:value-type="float" office:value="-0.673333333333333">
            <text:p>-0,6733333333</text:p>
          </table:table-cell>
          <table:table-cell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0.46">
            <text:p>0,46</text:p>
          </table:table-cell>
          <table:table-cell office:value-type="float" office:value="0.05">
            <text:p>0,05</text:p>
          </table:table-cell>
          <table:table-cell office:value-type="float" office:value="-0.69">
            <text:p>-0,69</text:p>
          </table:table-cell>
          <table:table-cell table:formula="of:=([.D59]+[.D58]+[.D60])/3" office:value-type="float" office:value="-0.676666666666667">
            <text:p>-0,6766666667</text:p>
          </table:table-cell>
          <table:table-cell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office:value-type="float" office:value="-0.69">
            <text:p>-0,69</text:p>
          </table:table-cell>
          <table:table-cell table:formula="of:=([.D60]+[.D59]+[.D61])/3" office:value-type="float" office:value="-0.7">
            <text:p>-0,7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office:value-type="float" office:value="-0.72">
            <text:p>-0,72</text:p>
          </table:table-cell>
          <table:table-cell table:formula="of:=([.D61]+[.D60]+[.D62])/3" office:value-type="float" office:value="-0.7">
            <text:p>-0,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office:value-type="float" office:value="-0.69">
            <text:p>-0,69</text:p>
          </table:table-cell>
          <table:table-cell table:formula="of:=([.D62]+[.D61]+[.D63])/3" office:value-type="float" office:value="-0.7">
            <text:p>-0,7</text:p>
          </table:table-cell>
          <table:table-cell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.46">
            <text:p>0,46</text:p>
          </table:table-cell>
          <table:table-cell office:value-type="float" office:value="-0.03">
            <text:p>-0,03</text:p>
          </table:table-cell>
          <table:table-cell office:value-type="float" office:value="-0.69">
            <text:p>-0,69</text:p>
          </table:table-cell>
          <table:table-cell table:formula="of:=([.D63]+[.D62]+[.D64])/3" office:value-type="float" office:value="-0.69">
            <text:p>-0,69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office:value-type="float" office:value="-0.69">
            <text:p>-0,69</text:p>
          </table:table-cell>
          <table:table-cell table:formula="of:=([.D64]+[.D63]+[.D65])/3" office:value-type="float" office:value="-0.68">
            <text:p>-0,68</text:p>
          </table:table-cell>
          <table:table-cell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0.49">
            <text:p>0,49</text:p>
          </table:table-cell>
          <table:table-cell office:value-type="float" office:value="0.05">
            <text:p>0,05</text:p>
          </table:table-cell>
          <table:table-cell office:value-type="float" office:value="-0.66">
            <text:p>-0,66</text:p>
          </table:table-cell>
          <table:table-cell table:formula="of:=([.D65]+[.D64]+[.D66])/3" office:value-type="float" office:value="-0.676666666666667">
            <text:p>-0,6766666667</text:p>
          </table:table-cell>
          <table:table-cell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47">
            <text:p>0,47</text:p>
          </table:table-cell>
          <table:table-cell office:value-type="float" office:value="0.03">
            <text:p>0,03</text:p>
          </table:table-cell>
          <table:table-cell office:value-type="float" office:value="-0.68">
            <text:p>-0,68</text:p>
          </table:table-cell>
          <table:table-cell table:formula="of:=([.D66]+[.D65]+[.D67])/3" office:value-type="float" office:value="-0.666666666666667">
            <text:p>-0,6666666667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office:value-type="float" office:value="-0.66">
            <text:p>-0,66</text:p>
          </table:table-cell>
          <table:table-cell table:formula="of:=([.D67]+[.D66]+[.D68])/3" office:value-type="float" office:value="-0.666666666666667">
            <text:p>-0,6666666667</text:p>
          </table:table-cell>
          <table:table-cell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.49">
            <text:p>0,49</text:p>
          </table:table-cell>
          <table:table-cell office:value-type="float" office:value="0.02">
            <text:p>0,02</text:p>
          </table:table-cell>
          <table:table-cell office:value-type="float" office:value="-0.66">
            <text:p>-0,66</text:p>
          </table:table-cell>
          <table:table-cell table:formula="of:=([.D68]+[.D67]+[.D69])/3" office:value-type="float" office:value="-0.66">
            <text:p>-0,66</text:p>
          </table:table-cell>
          <table:table-cell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45">
            <text:p>0,45</text:p>
          </table:table-cell>
          <table:table-cell office:value-type="float" office:value="0.02">
            <text:p>0,02</text:p>
          </table:table-cell>
          <table:table-cell office:value-type="float" office:value="-0.66">
            <text:p>-0,66</text:p>
          </table:table-cell>
          <table:table-cell table:formula="of:=([.D69]+[.D68]+[.D70])/3" office:value-type="float" office:value="-0.666666666666667">
            <text:p>-0,6666666667</text:p>
          </table:table-cell>
          <table:table-cell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office:value-type="float" office:value="-0.68">
            <text:p>-0,68</text:p>
          </table:table-cell>
          <table:table-cell table:formula="of:=([.D70]+[.D69]+[.D71])/3" office:value-type="float" office:value="-0.666666666666667">
            <text:p>-0,6666666667</text:p>
          </table:table-cell>
          <table:table-cell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5">
            <text:p>0,5</text:p>
          </table:table-cell>
          <table:table-cell office:value-type="float" office:value="0.02">
            <text:p>0,02</text:p>
          </table:table-cell>
          <table:table-cell office:value-type="float" office:value="-0.66">
            <text:p>-0,66</text:p>
          </table:table-cell>
          <table:table-cell table:formula="of:=([.D71]+[.D70]+[.D72])/3" office:value-type="float" office:value="-0.666666666666667">
            <text:p>-0,666666666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9">
            <text:p>0,49</text:p>
          </table:table-cell>
          <table:table-cell office:value-type="float" office:value="0.02">
            <text:p>0,02</text:p>
          </table:table-cell>
          <table:table-cell office:value-type="float" office:value="-0.66">
            <text:p>-0,66</text:p>
          </table:table-cell>
          <table:table-cell table:formula="of:=([.D72]+[.D71]+[.D73])/3" office:value-type="float" office:value="-0.656666666666667">
            <text:p>-0,6566666667</text:p>
          </table:table-cell>
          <table:table-cell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47">
            <text:p>0,47</text:p>
          </table:table-cell>
          <table:table-cell office:value-type="float" office:value="0.03">
            <text:p>0,03</text:p>
          </table:table-cell>
          <table:table-cell office:value-type="float" office:value="-0.65">
            <text:p>-0,65</text:p>
          </table:table-cell>
          <table:table-cell table:formula="of:=([.D73]+[.D72]+[.D74])/3" office:value-type="float" office:value="-0.656666666666667">
            <text:p>-0,6566666667</text:p>
          </table:table-cell>
          <table:table-cell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office:value-type="float" office:value="-0.66">
            <text:p>-0,66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21.09.2018</text:date>, <text:time>18:44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8:05:28.61</meta:creation-date>
    <dc:date>2018-09-21T18:44:36.49</dc:date>
    <meta:editing-duration>PT39M8S</meta:editing-duration>
    <meta:editing-cycles>3</meta:editing-cycles>
    <meta:generator>OpenOffice/4.1.5$Win32 OpenOffice.org_project/415m1$Build-9789</meta:generator>
    <meta:document-statistic meta:table-count="3" meta:cell-count="3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61cm" svg:height="11.903cm" xlink:href=".." xlink:type="simple" chart:class="chart:line" chart:column-mapping="2 0 1" chart:style-name="ch1">
        <chart:legend chart:legend-position="end" svg:x="20.359cm" svg:y="4.853cm" style:legend-expansion="high" chart:style-name="ch2"/>
        <chart:plot-area chart:style-name="ch3" table:cell-range-address="Tabelle1.F10:Tabelle1.F10 Tabelle1.B1:Tabelle1.E74" chart:data-source-has-labels="both" svg:x="0.941cm" svg:y="1.087cm" svg:width="18.436cm" svg:height="10.158cm">
          <chartooo:coordinate-region svg:x="1.774cm" svg:y="1.299cm" svg:width="17.603cm" svg:height="9.734cm"/>
          <chart:axis chart:dimension="x" chart:name="primary-x" chart:style-name="ch4" chartooo:axis-type="auto">
            <chartooo:date-scale/>
            <chart:categories table:cell-range-address="Tabelle1.F10:Tabelle1.F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74" chart:label-cell-address="Tabelle1.B1:Tabelle1.B1" chart:class="chart:line">
            <chart:data-point chart:repeated="73"/>
          </chart:series>
          <chart:series chart:style-name="ch7" chart:values-cell-range-address="Tabelle1.E2:Tabelle1.E74" chart:label-cell-address="Tabelle1.E1:Tabelle1.E1" chart:class="chart:line">
            <chart:data-point chart:repeated="73"/>
          </chart:series>
          <chart:series chart:style-name="ch8" chart:values-cell-range-address="Tabelle1.C2:Tabelle1.C74" chart:label-cell-address="Tabelle1.C1:Tabelle1.C1" chart:class="chart:line">
            <chart:data-point chart:repeated="73"/>
          </chart:series>
          <chart:series chart:style-name="ch9" chart:values-cell-range-address="Tabelle1.D2:Tabelle1.D74" chart:label-cell-address="Tabelle1.D1:Tabelle1.D1" chart:class="chart:line">
            <chart:data-point chart:repeated="7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Tabelle1.B1:Tabelle1.B1</svg:desc>
                </draw:g>
              </table:table-cell>
              <table:table-cell office:value-type="string">
                <text:p>schleifendes mittel</text:p>
                <draw:g>
                  <svg:desc>Tabelle1.E1:Tabelle1.E1</svg:desc>
                </draw:g>
              </table:table-cell>
              <table:table-cell office:value-type="string">
                <text:p>y</text:p>
                <draw:g>
                  <svg:desc>Tabelle1.C1:Tabelle1.C1</svg:desc>
                </draw:g>
              </table:table-cell>
              <table:table-cell office:value-type="string">
                <text:p>z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elle1.F10:Tabelle1.F10</svg:desc>
                </draw:g>
              </table:table-cell>
              <table:table-cell office:value-type="float" office:value="0.43">
                <text:p>0.43</text:p>
                <draw:g>
                  <svg:desc>Tabelle1.B2:Tabelle1.B74</svg:desc>
                </draw:g>
              </table:table-cell>
              <table:table-cell office:value-type="float" office:value="NaN">
                <text:p>NaN</text:p>
                <draw:g>
                  <svg:desc>Tabelle1.E2:Tabelle1.E74</svg:desc>
                </draw:g>
              </table:table-cell>
              <table:table-cell office:value-type="float" office:value="0.03">
                <text:p>0.03</text:p>
                <draw:g>
                  <svg:desc>Tabelle1.C2:Tabelle1.C74</svg:desc>
                </draw:g>
              </table:table-cell>
              <table:table-cell office:value-type="float" office:value="-0.75">
                <text:p>-0.75</text:p>
                <draw:g>
                  <svg:desc>Tabelle1.D2:Tabelle1.D74</svg:desc>
                </draw:g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-0.726666666666667">
                <text:p>-0.726666666666667</text:p>
              </table:table-cell>
              <table:table-cell office:value-type="float" office:value="0.05">
                <text:p>0.05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-0.703333333333333">
                <text:p>-0.703333333333333</text:p>
              </table:table-cell>
              <table:table-cell office:value-type="float" office:value="0.08">
                <text:p>0.08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-0.673333333333333">
                <text:p>-0.673333333333333</text:p>
              </table:table-cell>
              <table:table-cell office:value-type="float" office:value="0.08">
                <text:p>0.08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-0.626666666666667">
                <text:p>-0.626666666666667</text:p>
              </table:table-cell>
              <table:table-cell office:value-type="float" office:value="0.09">
                <text:p>0.09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-0.593333333333333">
                <text:p>-0.59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-0.563333333333333">
                <text:p>-0.563333333333333</text:p>
              </table:table-cell>
              <table:table-cell office:value-type="float" office:value="-0.03">
                <text:p>-0.03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-0.606666666666667">
                <text:p>-0.606666666666667</text:p>
              </table:table-cell>
              <table:table-cell office:value-type="float" office:value="0.15">
                <text:p>0.15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-0.61">
                <text:p>-0.61</text:p>
              </table:table-cell>
              <table:table-cell office:value-type="float" office:value="0">
                <text:p>0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-0.636666666666667">
                <text:p>-0.636666666666667</text:p>
              </table:table-cell>
              <table:table-cell office:value-type="float" office:value="0.09">
                <text:p>0.09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-0.63">
                <text:p>-0.63</text:p>
              </table:table-cell>
              <table:table-cell office:value-type="float" office:value="0.18">
                <text:p>0.18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-0.72">
                <text:p>-0.72</text:p>
              </table:table-cell>
              <table:table-cell office:value-type="float" office:value="0.19">
                <text:p>0.19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-0.786666666666667">
                <text:p>-0.786666666666667</text:p>
              </table:table-cell>
              <table:table-cell office:value-type="float" office:value="-0.15">
                <text:p>-0.15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-0.813333333333333">
                <text:p>-0.813333333333333</text:p>
              </table:table-cell>
              <table:table-cell office:value-type="float" office:value="-0.09">
                <text:p>-0.09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-0.766666666666667">
                <text:p>-0.766666666666667</text:p>
              </table:table-cell>
              <table:table-cell office:value-type="float" office:value="0">
                <text:p>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-0.756666666666667">
                <text:p>-0.756666666666667</text:p>
              </table:table-cell>
              <table:table-cell office:value-type="float" office:value="0.03">
                <text:p>0.0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-0.806666666666667">
                <text:p>-0.806666666666667</text:p>
              </table:table-cell>
              <table:table-cell office:value-type="float" office:value="-0.01">
                <text:p>-0.01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-0.886666666666667">
                <text:p>-0.886666666666667</text:p>
              </table:table-cell>
              <table:table-cell office:value-type="float" office:value="0.08">
                <text:p>0.08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-0.01">
                <text:p>-0.0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-0.89">
                <text:p>-0.89</text:p>
              </table:table-cell>
              <table:table-cell office:value-type="float" office:value="-0.04">
                <text:p>-0.0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-0.806666666666667">
                <text:p>-0.806666666666667</text:p>
              </table:table-cell>
              <table:table-cell office:value-type="float" office:value="0.05">
                <text:p>0.05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-0.743333333333333">
                <text:p>-0.743333333333333</text:p>
              </table:table-cell>
              <table:table-cell office:value-type="float" office:value="-0.04">
                <text:p>-0.04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-0.67">
                <text:p>-0.67</text:p>
              </table:table-cell>
              <table:table-cell office:value-type="float" office:value="0">
                <text:p>0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-0.636666666666667">
                <text:p>-0.636666666666667</text:p>
              </table:table-cell>
              <table:table-cell office:value-type="float" office:value="0.06">
                <text:p>0.06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-0.566666666666667">
                <text:p>-0.566666666666667</text:p>
              </table:table-cell>
              <table:table-cell office:value-type="float" office:value="0.02">
                <text:p>0.02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-0.523333333333333">
                <text:p>-0.523333333333333</text:p>
              </table:table-cell>
              <table:table-cell office:value-type="float" office:value="-0.03">
                <text:p>-0.03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/>
              <table:table-cell office:value-type="float" office:value="0.46">
                <text:p>0.46</text:p>
              </table:table-cell>
              <table:table-cell office:value-type="float" office:value="-0.473333333333333">
                <text:p>-0.473333333333333</text:p>
              </table:table-cell>
              <table:table-cell office:value-type="float" office:value="0.06">
                <text:p>0.06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-0.49">
                <text:p>-0.49</text:p>
              </table:table-cell>
              <table:table-cell office:value-type="float" office:value="0.1">
                <text:p>0.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-0.606666666666667">
                <text:p>-0.606666666666667</text:p>
              </table:table-cell>
              <table:table-cell office:value-type="float" office:value="0.09">
                <text:p>0.09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-0.75">
                <text:p>-0.75</text:p>
              </table:table-cell>
              <table:table-cell office:value-type="float" office:value="-0.06">
                <text:p>-0.06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-0.836666666666667">
                <text:p>-0.836666666666667</text:p>
              </table:table-cell>
              <table:table-cell office:value-type="float" office:value="-0.15">
                <text:p>-0.15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-0.843333333333333">
                <text:p>-0.843333333333333</text:p>
              </table:table-cell>
              <table:table-cell office:value-type="float" office:value="0.15">
                <text:p>0.15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-0.793333333333333">
                <text:p>-0.793333333333333</text:p>
              </table:table-cell>
              <table:table-cell office:value-type="float" office:value="0.18">
                <text:p>0.18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-0.803333333333333">
                <text:p>-0.803333333333333</text:p>
              </table:table-cell>
              <table:table-cell office:value-type="float" office:value="0.16">
                <text:p>0.1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-0.766666666666667">
                <text:p>-0.766666666666667</text:p>
              </table:table-cell>
              <table:table-cell office:value-type="float" office:value="-0.07">
                <text:p>-0.07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-0.76">
                <text:p>-0.76</text:p>
              </table:table-cell>
              <table:table-cell office:value-type="float" office:value="0.08">
                <text:p>0.08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-0.84">
                <text:p>-0.84</text:p>
              </table:table-cell>
              <table:table-cell office:value-type="float" office:value="0.02">
                <text:p>0.02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-0.92">
                <text:p>-0.92</text:p>
              </table:table-cell>
              <table:table-cell office:value-type="float" office:value="-0.01">
                <text:p>-0.01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-0.966666666666667">
                <text:p>-0.966666666666667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-0.876666666666667">
                <text:p>-0.876666666666667</text:p>
              </table:table-cell>
              <table:table-cell office:value-type="float" office:value="0.02">
                <text:p>0.02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-0.793333333333333">
                <text:p>-0.79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-0.713333333333333">
                <text:p>-0.713333333333333</text:p>
              </table:table-cell>
              <table:table-cell office:value-type="float" office:value="0.03">
                <text:p>0.0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-0.65">
                <text:p>-0.65</text:p>
              </table:table-cell>
              <table:table-cell office:value-type="float" office:value="-0.01">
                <text:p>-0.01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-0.57">
                <text:p>-0.57</text:p>
              </table:table-cell>
              <table:table-cell office:value-type="float" office:value="0.02">
                <text:p>0.02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-0.536666666666667">
                <text:p>-0.536666666666667</text:p>
              </table:table-cell>
              <table:table-cell office:value-type="float" office:value="0.06">
                <text:p>0.0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-0.57">
                <text:p>-0.57</text:p>
              </table:table-cell>
              <table:table-cell office:value-type="float" office:value="-0.04">
                <text:p>-0.04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-0.62">
                <text:p>-0.62</text:p>
              </table:table-cell>
              <table:table-cell office:value-type="float" office:value="0.09">
                <text:p>0.09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-0.703333333333333">
                <text:p>-0.703333333333333</text:p>
              </table:table-cell>
              <table:table-cell office:value-type="float" office:value="0.12">
                <text:p>0.12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-0.713333333333333">
                <text:p>-0.713333333333333</text:p>
              </table:table-cell>
              <table:table-cell office:value-type="float" office:value="0.03">
                <text:p>0.0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-0.733333333333333">
                <text:p>-0.733333333333333</text:p>
              </table:table-cell>
              <table:table-cell office:value-type="float" office:value="0.03">
                <text:p>0.0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/>
              <table:table-cell office:value-type="float" office:value="0.46">
                <text:p>0.46</text:p>
              </table:table-cell>
              <table:table-cell office:value-type="float" office:value="-0.723333333333333">
                <text:p>-0.723333333333333</text:p>
              </table:table-cell>
              <table:table-cell office:value-type="float" office:value="0.05">
                <text:p>0.0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-0.71">
                <text:p>-0.71</text:p>
              </table:table-cell>
              <table:table-cell office:value-type="float" office:value="0.03">
                <text:p>0.03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-0.66">
                <text:p>-0.66</text:p>
              </table:table-cell>
              <table:table-cell office:value-type="float" office:value="-0.03">
                <text:p>-0.0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-0.64">
                <text:p>-0.64</text:p>
              </table:table-cell>
              <table:table-cell office:value-type="float" office:value="0.03">
                <text:p>0.0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/>
              <table:table-cell office:value-type="float" office:value="0.46">
                <text:p>0.46</text:p>
              </table:table-cell>
              <table:table-cell office:value-type="float" office:value="-0.673333333333333">
                <text:p>-0.673333333333333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/>
              <table:table-cell office:value-type="float" office:value="0.46">
                <text:p>0.46</text:p>
              </table:table-cell>
              <table:table-cell office:value-type="float" office:value="-0.676666666666667">
                <text:p>-0.676666666666667</text:p>
              </table:table-cell>
              <table:table-cell office:value-type="float" office:value="0.05">
                <text:p>0.05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/>
              <table:table-cell office:value-type="float" office:value="0.46">
                <text:p>0.46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/>
              <table:table-cell office:value-type="float" office:value="0.46">
                <text:p>0.46</text:p>
              </table:table-cell>
              <table:table-cell office:value-type="float" office:value="-0.69">
                <text:p>-0.69</text:p>
              </table:table-cell>
              <table:table-cell office:value-type="float" office:value="-0.03">
                <text:p>-0.03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-0.68">
                <text:p>-0.68</text:p>
              </table:table-cell>
              <table:table-cell office:value-type="float" office:value="0">
                <text:p>0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-0.676666666666667">
                <text:p>-0.676666666666667</text:p>
              </table:table-cell>
              <table:table-cell office:value-type="float" office:value="0.05">
                <text:p>0.05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0.03">
                <text:p>0.0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0">
                <text:p>0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-0.66">
                <text:p>-0.66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0">
                <text:p>0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-0.656666666666667">
                <text:p>-0.656666666666667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-0.656666666666667">
                <text:p>-0.656666666666667</text:p>
              </table:table-cell>
              <table:table-cell office:value-type="float" office:value="0.03">
                <text:p>0.03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66">
                <text:p>-0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